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font-size="29.7000007629394pt" style:font-size-asian="26pt" style:font-size-complex="29.7000007629394pt"/>
    </style:style>
    <style:style style:name="P2" style:family="paragraph" style:parent-style-name="Standard">
      <style:text-properties style:font-name="微软雅黑" fo:font-size="12pt" style:font-size-asian="26pt" style:font-size-complex="29.7000007629394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29.7000007629394pt" style:font-size-asian="26pt" style:font-size-complex="29.700000762939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24pt" style:font-size-asian="24pt" style:language-asian="en" style:country-asian="US" style:font-size-complex="24pt"/>
    </style:style>
    <style:style style:name="T1" style:family="text">
      <style:text-properties fo:font-variant="normal" fo:text-transform="none" fo:color="#d9534f" loext:opacity="100%" style:font-name="微软雅黑" fo:font-size="12pt" fo:letter-spacing="normal" fo:language="en" fo:country="US" fo:font-style="normal" fo:background-color="#ffffff" loext:char-shading-value="0" style:font-name-asian="微软雅黑1" style:font-size-asian="12pt" style:language-asian="zh" style:country-asian="CN" style:font-style-asian="normal" style:language-complex="ar" style:country-complex="SA"/>
    </style:style>
    <style:style style:name="T2" style:family="text">
      <style:text-properties fo:font-variant="normal" fo:text-transform="none" fo:color="#d9534f" loext:opacity="100%" style:font-name="微软雅黑" fo:letter-spacing="normal" fo:language="en" fo:country="US" fo:font-style="normal" fo:background-color="#ffffff" loext:char-shading-value="0" style:font-name-asian="微软雅黑1" style:language-asian="zh" style:country-asian="CN" style:font-style-asian="normal" style:language-complex="ar" style:country-complex="SA"/>
    </style:style>
    <style:style style:name="T3" style:family="text">
      <style:text-properties fo:font-variant="normal" fo:text-transform="none" fo:color="#d9534f" loext:opacity="100%" style:font-name="微软雅黑" fo:font-size="24pt" fo:letter-spacing="normal" fo:language="en" fo:country="US" fo:font-style="normal" fo:background-color="#ffffff" loext:char-shading-value="0" style:font-name-asian="微软雅黑1" style:font-size-asian="24pt" style:language-asian="zh" style:country-asian="CN" style:font-style-asian="normal" style:font-size-complex="24pt" style:language-complex="ar" style:country-complex="SA"/>
    </style:style>
    <style:style style:name="T4" style:family="text">
      <style:text-properties fo:font-variant="normal" fo:text-transform="none" fo:color="#555555" loext:opacity="100%" style:font-name="微软雅黑" fo:font-size="12pt" fo:letter-spacing="normal" fo:font-style="normal" fo:background-color="#ffffff" loext:char-shading-value="0" style:font-name-asian="微软雅黑1" style:font-size-asian="12pt" style:font-style-asian="normal"/>
    </style:style>
    <style:style style:name="T5" style:family="text">
      <style:text-properties fo:font-variant="normal" fo:text-transform="none" fo:color="#555555" loext:opacity="100%" style:font-name="微软雅黑" fo:letter-spacing="normal" fo:font-style="normal" fo:background-color="#ffffff" loext:char-shading-value="0" style:font-name-asian="微软雅黑1" style:font-style-asian="normal"/>
    </style:style>
    <style:style style:name="T6" style:family="text">
      <style:text-properties fo:font-variant="normal" fo:text-transform="none" fo:color="#555555" loext:opacity="100%" style:font-name="微软雅黑" fo:font-size="24pt" fo:letter-spacing="normal" fo:font-style="normal" fo:background-color="#ffffff" loext:char-shading-value="0" style:font-name-asian="微软雅黑1" style:font-size-asian="24pt" style:font-style-asian="normal" style:font-size-complex="24pt"/>
    </style:style>
    <style:style style:name="T7" style:family="text">
      <style:text-properties style:language-asian="en" style:country-asian="US"/>
    </style:style>
    <style:style style:name="T8" style:family="text">
      <style:text-properties fo:language="en" fo:country="US" style:language-asian="zh" style:country-asian="CN" style:language-complex="ar" style:country-complex="SA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language="en" fo:country="US" style:font-size-asian="24pt" style:language-asian="zh" style:country-asian="CN" style:font-size-complex="24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ClashDotNetFramework/ClashDotNetFramework/releases</text:p>
      <text:p text:style-name="P1">https://gitee.com/shoujiyanxishe/atu/raw/master/clash.yaml</text:p>
      <text:p text:style-name="P1"/>
      <text:p text:style-name="P1"/>
      <text:p text:style-name="P1"><text:a xlink:type="simple" xlink:href="https://gitee.com/shoujiyanxishe/atu/raw/master/v2ray.yaml" text:style-name="Internet_20_link" text:visited-style-name="Visited_20_Internet_20_Link">https://gitee.com/shoujiyanxishe/atu/raw/master/v2ray.yaml</text:a></text:p>
      <text:p text:style-name="P1"/>
      <text:p text:style-name="P1"/>
      <text:p text:style-name="P1"/>
      <text:p text:style-name="P4"><text:a xlink:type="simple" xlink:href="https://jimubiedao.com/" text:style-name="Internet_20_link" text:visited-style-name="Visited_20_Internet_20_Link"><text:span text:style-name="Internet_20_link"><text:span text:style-name="T3">积木别倒</text:span></text:span></text:a><text:span text:style-name="T6"> </text:span></text:p>
      <text:p text:style-name="P5">https://github.com/ClashDotNetFramework/ClashDotNetFramework/releases</text:p>
      <text:p text:style-name="P5">https://gitee.com/shoujiyanxishe/atu/raw/master/clash.yaml</text:p>
      <text:p text:style-name="P6"/>
      <text:p text:style-name="P5">https://jimubiedao.com/1108</text:p>
      <text:p text:style-name="P3"><text:a xlink:type="simple" xlink:href="https://gitee.com/shoujiyanxishe/atu/raw/master/v2ray.yaml" text:style-name="Internet_20_link" text:visited-style-name="Visited_20_Internet_20_Link"><text:span text:style-name="Internet_20_link"><text:span text:style-name="T10">https://gitee.com/shoujiyanxishe/atu/raw/master/v2ray.yaml</text:span></text:span></text:a></text:p>
      <text:p text:style-name="P6"/>
      <text:p text:style-name="P2"><text:a xlink:type="simple" xlink:href="https://gitee.com/shoujiyanxishe/atu/raw/master/v2ray.yaml" text:style-name="Internet_20_link" text:visited-style-name="Visited_20_Internet_20_Link"><text:span text:style-name="T9"/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5:09:52.918000000</meta:creation-date>
    <meta:editing-cycles>2</meta:editing-cycles>
    <dc:date>2021-04-21T15:11:50.787000000</dc:date>
    <meta:editing-duration>PT2M6S</meta:editing-duration>
    <meta:document-statistic meta:table-count="0" meta:image-count="0" meta:object-count="0" meta:page-count="1" meta:paragraph-count="8" meta:word-count="11" meta:character-count="402" meta:non-whitespace-character-count="401"/>
    <meta:generator>LibreOffice/7.1.2.2$Windows_X86_64 LibreOffice_project/8a45595d069ef5570103caea1b71cc9d82b2aae4</meta:generator>
  </office:meta>
</office:document-meta>
</file>